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fo:color="#0070c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70c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fo:color="#0070c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fo:color="#0070c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fo:color="#0070c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fo:color="#0070c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fo:color="#0070c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fo:color="#0070c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fo:color="#0070c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fo:color="#0070c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fo:color="#0070c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fo:color="#ff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fo:color="#ff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fo:color="#ff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fo:color="#ff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fo:color="#0070c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fo:color="#0070c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fo:color="#0070c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fo:color="#0070c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fo:color="#0070c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fo:color="#ff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fo:color="#ff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bottom="8.00pt"/>
    </style:style>
    <style:style style:name="P2" style:family="paragraph">
      <style:paragraph-properties fo:line-height="100.00%" fo:text-align="justify" fo:margin-bottom="8.00pt"/>
    </style:style>
    <style:style style:name="P3" style:family="paragraph">
      <style:paragraph-properties fo:line-height="100.00%" fo:text-align="justify" fo:margin-bottom="8.00pt"/>
    </style:style>
    <style:style style:name="P4" style:family="paragraph">
      <style:paragraph-properties fo:line-height="100.00%" fo:text-align="justify" fo:margin-bottom="8.00pt"/>
    </style:style>
    <style:style style:name="P5" style:family="paragraph">
      <style:paragraph-properties fo:line-height="100.00%" fo:text-align="justify" fo:margin-bottom="8.00pt"/>
    </style:style>
  </office:automatic-styles>
  <office:body>
    <office:text>
      <text:p text:style-name="P1"><text:span text:style-name="T1">Election: 2007</text:span></text:p>
      <text:p text:style-name="P1"><text:span text:style-name="T1">&lt;p&gt;</text:span></text:p>
      <text:p text:style-name="P1"><text:span text:style-name="T1">The Labor Party, led by Kevin Rudd, won government for the first time in eleven years with a resounding victory that also sees John Howard become only the second Prime Minister to be defeated in his own seat. Labor won 83 seats, a gain of 22 from 2004, while the Coalition was reduced to 65 with the remaining two seats being won by independents. </text:span></text:p>
      <text:p text:style-name="P1"><text:span text:style-name="T2">&lt;/p&gt;</text:span><text:span text:style-name="T3"/></text:p>
      <text:p text:style-name="P1"><text:span text:style-name="T3"/></text:p>
      <text:p text:style-name="P1"><text:span text:style-name="T3">Election: 2010</text:span></text:p>
      <text:p text:style-name="P1"><text:span text:style-name="T4">&lt;p&gt;</text:span><text:span text:style-name="T5"/></text:p>
      <text:p text:style-name="P1"><text:span text:style-name="T5">The closest election in Australian history saw the Labor Party, now led by Prime Minister Julia Gillard, lose the majority in won in 2007 as it drew even with the Coalition, now led by Opposition Leader Tony Abbott. Both Labor and the Coalition won 72 seats apiece while the crossbench expanded to six members. </text:span></text:p>
      <text:p text:style-name="P1"><text:span text:style-name="T6">&lt;/p&gt;</text:span><text:span text:style-name="T7"/></text:p>
      <text:p text:style-name="P1"><text:span text:style-name="T7"/></text:p>
      <text:p text:style-name="P1"><text:span text:style-name="T7">Election: 2013</text:span></text:p>
      <text:p text:style-name="P1"><text:span text:style-name="T8">&lt;p&gt;</text:span><text:span text:style-name="T9"/></text:p>
      <text:p text:style-name="P1"><text:span text:style-name="T9">Three years of hung parliament came to a close as the Coalition, still led by Tony Abbott, dramatically swept the six-year Labor government, now led by Kevin Rudd (again), from power. The Coalition won 90 seats, a gain of eighteen, while Labor was reduced to 55 while the crossbench contracted to just five. </text:span></text:p>
      <text:p text:style-name="P1"><text:span text:style-name="T10">&lt;/p&gt;</text:span><text:span text:style-name="T11"/></text:p>
      <text:p text:style-name="P1"><text:span text:style-name="T12">&lt;p&gt;</text:span><text:span text:style-name="T13"/></text:p>
      <text:p text:style-name="P1"><text:span text:style-name="T13">The election was perhaps notable for the massive eighteen-member Senate crossbench that was elected after micro-parties took advantage of the group-ticket voting system. The Senate election was further complicated in Western Australia when, during a recount, the AEC lost 1,375 ballots and the Court of Disputed Returns ordered an unprecedented special election to occur in April 2014.</text:span></text:p>
      <text:p text:style-name="P1"><text:span text:style-name="T14">&lt;/p&gt;</text:span><text:span text:style-name="T15"/></text:p>
      <text:p text:style-name="P1"><text:span text:style-name="T15"/></text:p>
      <text:p text:style-name="P1"><text:span text:style-name="T15">Election: 2016</text:span></text:p>
      <text:p text:style-name="P1"><text:span text:style-name="T16">&lt;p&gt;</text:span><text:span text:style-name="T17"/></text:p>
      <text:p text:style-name="P1"><text:span text:style-name="T17">Australia’s first double dissolution election since 1987 was an almost-rerun of the 2010 election as the Coalition, now led by Prime Minister Malcolm Turnbull, narrowly retained government by defeating a resurgent Labor Party, led by Opposition Leader Bill Shorten. On a state and territory-level, the Labor Party swept the territories and won all but one seat in Tasmania while the Coalition won 32 in Queensland and Western Australia. New South Wales, Victoria, and South Australia produced narrow results with Labor winning one-seat majorities in all three states.<text:s text:c="5"/></text:span></text:p>
      <text:p text:style-name="P1"><text:span text:style-name="T18">&lt;/p&gt;</text:span><text:span text:style-name="T19"/></text:p>
      <text:p text:style-name="P1"><text:span text:style-name="T20">&lt;p&gt;</text:span><text:span text:style-name="T21"/></text:p>
      <text:p text:style-name="P1"><text:span text:style-name="T21">The Coalition was reduced to 76 seats, a loss of 14, while the Labor Party won 69 seats and the crossbench remained at five.</text:span></text:p>
      <text:p text:style-name="P1"><text:span text:style-name="T22">&lt;/p&gt;</text:span><text:span text:style-name="T23"/></text:p>
      <text:p text:style-name="P1"><text:span text:style-name="T24">&lt;p&gt;</text:span><text:span text:style-name="T25"/></text:p>
      <text:p text:style-name="P1"><text:span text:style-name="T25">As a result of the whole Senate being up for election, the Senate crossbench grew from eighteen members to twenty members.<text:s text:c="5"/></text:span></text:p>
      <text:p text:style-name="P1"><text:span text:style-name="T26">&lt;/p&gt;</text:span><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he Election Battleground</text:span></text:p>
      <text:p text:style-name="P1"><text:span text:style-name="T28">&lt;p&gt;</text:span><text:span text:style-name="T29"/></text:p>
      <text:p text:style-name="P1"><text:span text:style-name="T29">While there will be 151 seats up for grabs at the next federal election, the contest between the two major parties will be fought and won in a group of approximately fifty seats across the six Australian states. With the exception of a few, these seats were won by either the Labor Party or either Coalition party by a margin of less than 6% and are termed ‘marginal’. </text:span></text:p>
      <text:p text:style-name="P1"><text:span text:style-name="T30">&lt;/p&gt;</text:span><text:span text:style-name="T31"/></text:p>
      <text:p text:style-name="P1"><text:span text:style-name="T31">Queensland:</text:span></text:p>
      <text:p text:style-name="P1"><text:span text:style-name="T32">&lt;p&gt;</text:span><text:span text:style-name="T33"/></text:p>
      <text:p text:style-name="P1"><text:span text:style-name="T33">The state of Queensland will be the biggest battleground of the next election, with fourteen of it’s thirty being held by margins under six percent. The Liberal National Party hold nine: Capricornia (&lt;span class="lib"&gt;</text:span><text:span text:style-name="T34">0.6%&lt;/span&gt;</text:span><text:span text:style-name="T35">), Forde (</text:span><text:span text:style-name="T36">&lt;span class="lib"&gt;</text:span><text:span text:style-name="T37">0.6%</text:span><text:span text:style-name="T38">&lt;/span&gt;</text:span><text:span text:style-name="T39">), Flynn (</text:span><text:span text:style-name="T40">&lt;span class="lib"&gt;</text:span><text:span text:style-name="T41">1.0%</text:span><text:span text:style-name="T42">&lt;/span&gt;</text:span><text:span text:style-name="T43">), Dickson (</text:span><text:span text:style-name="T44">&lt;span class="lib"&gt;</text:span><text:span text:style-name="T45">1.6%</text:span><text:span text:style-name="T46">&lt;/span&gt;</text:span><text:span text:style-name="T47">), Petrie (</text:span><text:span text:style-name="T48">&lt;span class="lib"&gt;</text:span><text:span text:style-name="T49">1.7%</text:span><text:span text:style-name="T50">&lt;/span&gt;</text:span><text:span text:style-name="T51">), Dawson (</text:span><text:span text:style-name="T52">&lt;span class="lib"&gt;</text:span><text:span text:style-name="T53">3.3%</text:span><text:span text:style-name="T54">&lt;/span&gt;</text:span><text:span text:style-name="T55">), Bonner (</text:span><text:span text:style-name="T56">&lt;span class="lib"&gt;</text:span><text:span text:style-name="T57">3.4%</text:span><text:span text:style-name="T58">&lt;/span&gt;</text:span><text:span text:style-name="T59">), Leichhardt (</text:span><text:span text:style-name="T60">&lt;span class="lib"&gt;</text:span><text:span text:style-name="T61">4.0%</text:span><text:span text:style-name="T62">&lt;/span&gt;</text:span><text:span text:style-name="T63">), and Brisbane (</text:span><text:span text:style-name="T64">&lt;span class="lib"&gt;</text:span><text:span text:style-name="T65">5.9%</text:span><text:span text:style-name="T66">&lt;/span&gt;</text:span><text:span text:style-name="T67">). If current polling trends continue, however, Bowan (</text:span><text:span text:style-name="T68">&lt;span class="lib"&gt;</text:span><text:span text:style-name="T69">7.1%</text:span><text:span text:style-name="T70">&lt;/span&gt;</text:span><text:span text:style-name="T71">) and Hinkler (</text:span><text:span text:style-name="T72">&lt;span class="lib"&gt;</text:span><text:span text:style-name="T73">8.4%</text:span><text:span text:style-name="T74">&lt;/span&gt;</text:span><text:span text:style-name="T75">) may also be vulnerable on the Liberal National side.<text:s text:c="2"/></text:span></text:p>
      <text:p text:style-name="P1"><text:span text:style-name="T76">&lt;p&gt;</text:span><text:span text:style-name="T77"/></text:p>
      <text:p text:style-name="P1"><text:span text:style-name="T77">Labor, on the other hand, only hold five of Queensland’s marginal seats: Herbert (</text:span><text:span text:style-name="T78">&lt;span class="lab"&gt;</text:span><text:span text:style-name="T79">0.02%</text:span><text:span text:style-name="T80">&lt;/span&gt;</text:span><text:span text:style-name="T81">), Longman (</text:span><text:span text:style-name="T82">span class="lab"&gt;</text:span><text:span text:style-name="T83">0.8%</text:span><text:span text:style-name="T84">&lt;/span&gt;</text:span><text:span text:style-name="T85">), Griffith (&lt;</text:span><text:span text:style-name="T86">span class="lab"&gt;</text:span><text:span text:style-name="T87">1.4%</text:span><text:span text:style-name="T88">), Moreton (</text:span><text:span text:style-name="T89">span class="lab"&gt;</text:span><text:span text:style-name="T90">4.0%</text:span><text:span text:style-name="T91">&lt;/span&gt;</text:span><text:span text:style-name="T92">), and Lilley (&lt;</text:span><text:span text:style-name="T93">span class="lab"&gt;</text:span><text:span text:style-name="T94">5.8%</text:span><text:span text:style-name="T95">&lt;/span&gt;</text:span><text:span text:style-name="T96">). </text:span></text:p>
      <text:p text:style-name="P1"><text:span text:style-name="T97">&lt;/p&gt;</text:span><text:span text:style-name="T98"/></text:p>
      <text:p text:style-name="P1"><text:span text:style-name="T98">Western Australia:</text:span></text:p>
      <text:p text:style-name="P1"><text:span text:style-name="T99">&lt;p&gt;</text:span><text:span text:style-name="T100"/></text:p>
      <text:p text:style-name="P1"><text:span text:style-name="T100">Long a stronghold of the Coalition, the Labor Party hasn’t won a federal election in Western Australia in nearly thirty years. The Coalition reached its zenith in 2013 when, just months after winning the state election in spectacular fashion, it won twelve of the state’s fifteen seats on 58.28% of the two-party preferred. Since September 2013, however, the Coalition has fallen on hard times in what had become its most reliable state. </text:span></text:p>
      <text:p text:style-name="P1"><text:span text:style-name="T101">&lt;/p&gt;</text:span><text:span text:style-name="T102"/></text:p>
      <text:p text:style-name="P1"><text:span text:style-name="T103">&lt;p&gt;</text:span><text:span text:style-name="T104"/></text:p>
      <text:p text:style-name="P2"><text:span text:style-name="T104">As a result, the Western Australian portion of the battleground is comparatively wide and disproportionately Liberal. Hasluck (</text:span><text:span text:style-name="T105">&lt;span class="lib"&gt;</text:span><text:span text:style-name="T106">2.1%&lt;/span&gt;</text:span><text:span text:style-name="T107">), Swan (</text:span><text:span text:style-name="T108">&lt;span class="lib"&gt;</text:span><text:span text:style-name="T109">3.6%</text:span><text:span text:style-name="T110">&lt;/span&gt;</text:span><text:span text:style-name="T111">), and Pearce (</text:span><text:span text:style-name="T112">&lt;span class="lib"&gt;</text:span><text:span text:style-name="T113">3.6%</text:span><text:span text:style-name="T114">&lt;/span&gt;</text:span><text:span text:style-name="T115">), logic would tell us, would be the Liberal side of the battleground for the next election. However, recent polling, backed up by the state election result, suggests that Stirling (</text:span><text:span text:style-name="T116">&lt;span class="lib"&gt;</text:span><text:span text:style-name="T117">6.1%</text:span><text:span text:style-name="T118">&lt;/span&gt;</text:span><text:span text:style-name="T119">) and Canning (</text:span><text:span text:style-name="T120">&lt;span class="lib"&gt;</text:span><text:span text:style-name="T121">6.8%</text:span><text:span text:style-name="T122">&lt;/span&gt;</text:span><text:span text:style-name="T123">) are more likely to be more fiercely contested at this election. </text:span></text:p>
      <text:p text:style-name="P2"><text:span text:style-name="T124">&lt;/p&gt;</text:span><text:span text:style-name="T125"/></text:p>
      <text:p text:style-name="P2"><text:span text:style-name="T126">&lt;p&gt;</text:span><text:span text:style-name="T127"/></text:p>
      <text:p text:style-name="P3"><text:span text:style-name="T127">However, should it be the Labor vote that goes backward, then Cowan (&lt;</text:span><text:span text:style-name="T128">span class="lab"&gt;</text:span><text:span text:style-name="T129">0.7%</text:span><text:span text:style-name="T130">&lt;/span&gt;</text:span><text:span text:style-name="T131">) would be the most vulnerable followed by Perth (&lt;</text:span><text:span text:style-name="T132">span class="lab"&gt;</text:span><text:span text:style-name="T133">3.3%</text:span><text:span text:style-name="T134">&lt;/span&gt;</text:span><text:span text:style-name="T135">).<text:s text:c="3"/></text:span></text:p>
      <text:p text:style-name="P4"><text:span text:style-name="T136">&lt;/p&gt;</text:span><text:span text:style-name="T137"/></text:p>
      <text:p text:style-name="P5"><text:span text:style-name="T137">Australian Capital Territory</text:span></text:p>
      <text:p text:style-name="P5"><text:span text:style-name="T1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